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_id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-0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-90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-180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-270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0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-90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-180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-270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-0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90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-180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-270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-0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90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-180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-270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-90-1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-180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57" meta:object-count="0"/>
    <meta:generator>LibreOffice/7.5.1.2$Windows_X86_64 LibreOffice_project/fcbaee479e84c6cd81291587d2ee68cba099e129</meta:generator>
  </office:meta>
</office:document-meta>
</file>